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78"/>SNU developer log day 478</text:h>
      <text:p text:style-name="P1">I picked up the pace today and did a little more. I am still getting into schedule, this will take a while. Today, I added another important part of the SNU data management system, which is user history (search, watch, etc history) this feature is also currently just a template, as SNU still doesn't have upload functionality. I also updated the main SNU data management center page.</text:p>
      <text:p text:style-name="P1">Today was another short day for development. It was mostly a documentation and template update. I hope to get more done tomorrow compared to today. Today was an OK day for development.</text:p>
      <text:p text:style-name="Text_20_body"><text:span text:style-name="T1">Sean Patrick Myrick on May 22n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8:25:32.547000000</meta:creation-date>
    <dc:date>2020-05-23T18:26:05.262000000</dc:date>
    <meta:editing-duration>PT39S</meta:editing-duration>
    <meta:editing-cycles>1</meta:editing-cycles>
    <meta:document-statistic meta:table-count="0" meta:image-count="0" meta:object-count="0" meta:page-count="1" meta:paragraph-count="4" meta:word-count="111" meta:character-count="629" meta:non-whitespace-character-count="522"/>
    <meta:generator>LibreOffice/6.1.2.1$Windows_X86_64 LibreOffice_project/65905a128db06ba48db947242809d14d3f9a93fe</meta:generator>
  </office:meta>
</office:document-meta>
</file>